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Heading_20_2">
      <style:text-properties officeooo:rsid="0003034d" officeooo:paragraph-rsid="0003034d"/>
    </style:style>
    <style:style style:name="P2" style:family="paragraph" style:parent-style-name="Standard">
      <style:text-properties officeooo:rsid="0003034d" officeooo:paragraph-rsid="0003034d"/>
    </style:style>
    <style:style style:name="P3" style:family="paragraph" style:parent-style-name="Standard">
      <style:text-properties fo:color="#c9211e" loext:opacity="100%" officeooo:rsid="0003034d" officeooo:paragraph-rsid="0003034d"/>
    </style:style>
    <style:style style:name="P4" style:family="paragraph" style:parent-style-name="Standard">
      <style:text-properties fo:color="#c9211e" loext:opacity="100%" officeooo:rsid="0005c740" officeooo:paragraph-rsid="0005c740"/>
    </style:style>
    <style:style style:name="P5" style:family="paragraph" style:parent-style-name="Text_20_body">
      <style:paragraph-properties fo:margin-left="0cm" fo:margin-right="0cm" fo:margin-top="0cm" fo:margin-bottom="0.265cm" style:contextual-spacing="false" fo:orphans="2" fo:widows="2" fo:text-indent="0cm" style:auto-text-indent="false"/>
    </style:style>
    <style:style style:name="P6" style:family="paragraph" style:parent-style-name="Text_20_body">
      <style:text-properties officeooo:rsid="0003034d" officeooo:paragraph-rsid="0003034d"/>
    </style:style>
    <style:style style:name="T1" style:family="text">
      <style:text-properties fo:font-variant="normal" fo:text-transform="none" fo:color="#333333" loext:opacity="100%" style:font-name="Open Sans" fo:font-size="22.5pt" fo:letter-spacing="normal" fo:font-style="normal" fo:font-weight="bold"/>
    </style:style>
    <style:style style:name="T2" style:family="text"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T3" style:family="text">
      <style:text-properties fo:font-variant="normal" fo:text-transform="none" fo:color="#333333" loext:opacity="100%" style:font-name="Open Sans" fo:font-size="10.5pt" fo:letter-spacing="normal" fo:font-style="normal" fo:font-weight="normal" fo:background-color="#ffff00" loext:char-shading-value="0"/>
    </style:style>
    <style:style style:name="T4" style:family="text">
      <style:text-properties fo:font-variant="normal" fo:text-transform="none" fo:color="#333333" loext:opacity="100%" style:font-name="Open Sans" fo:font-size="10.5pt" fo:letter-spacing="normal" fo:font-style="normal" fo:font-weight="bold"/>
    </style:style>
    <style:style style:name="T5" style:family="text">
      <style:text-properties fo:font-variant="normal" fo:text-transform="none" fo:color="#333333" loext:opacity="100%" style:font-name="Open Sans" fo:font-size="10.5pt" fo:letter-spacing="normal" fo:font-style="normal" fo:font-weight="bold" fo:background-color="#ffff00" loext:char-shading-value="0"/>
    </style:style>
    <style:style style:name="T6" style:family="text">
      <style:text-properties fo:font-variant="normal" fo:text-transform="none" style:font-name="Google Sans" fo:font-size="13.5pt" fo:letter-spacing="normal" fo:font-style="normal" fo:font-weight="bold"/>
    </style:style>
    <style:style style:name="T7" style:family="text">
      <style:text-properties fo:font-variant="normal" fo:text-transform="none" style:font-name="Google Sans" fo:font-size="13.5pt" fo:letter-spacing="normal" fo:font-style="normal" fo:font-weight="bold" style:font-weight-asian="normal" style:font-weight-complex="normal"/>
    </style:style>
    <style:style style:name="T8" style:family="text">
      <style:text-properties fo:font-variant="normal" fo:text-transform="none" style:font-name="Google Sans" fo:font-size="13.5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style:font-name="Google Sans" fo:font-size="13.5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style:font-name="Google Sans" fo:font-size="13.5pt" fo:letter-spacing="normal" fo:font-style="normal" fo:font-weight="normal" officeooo:rsid="0003ca2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stemas de información y procesos:</text:p>
      <text:p text:style-name="P2"/>
      <text:p text:style-name="P6"><text:span text:style-name="T3">Los </text:span><text:span text:style-name="Strong_20_Emphasis"><text:span text:style-name="T5">sistemas transaccionales</text:span></text:span><text:span text:style-name="T3"> </text:span><text:span text:style-name="T2">se encargan de soportar la información de la empresa al máximo detalle, esto es, son las aplicaciones específicas que controlan los diferentes procesos de la empresa. Normalmente generan y soportan información de tipo repetitiva orientada al personal administrativo de la empresa. En general a este conjunto de aplicaciones que soporta un elevado conjunto de procesos es a lo que se denomina </text:span><text:span text:style-name="Strong_20_Emphasis"><text:span text:style-name="T4">ERP (Enterprise Resource Planning).</text:span></text:span></text:p>
      <text:p text:style-name="Horizontal_20_Line"><text:bookmark text:name="system-readmore"/></text:p>
      <text:p text:style-name="P5"><text:span text:style-name="T3">Los </text:span><text:span text:style-name="Strong_20_Emphasis"><text:span text:style-name="T5">sistemas estratégicos</text:span></text:span><text:span text:style-name="T2">, en cambio, se encargan de analizar, sumarizar y sintetizar toda esta información para permitir mostrar la empresa desde un punto de vista más global. Proveyendo de información del estado general de la empresa a la alta dirección y a los accionistas de la empresa. Normalmente este tipo de sistemas son los encargados de ayudar a la toma de decisiones estratégicas.</text:span></text:p>
      <text:p text:style-name="P2"/>
      <text:h text:style-name="P1" text:outline-level="2"><text:span text:style-name="Strong_20_Emphasis"><text:span text:style-name="T1">CRM, Customer Relationship Management</text:span></text:span></text:h>
      <text:p text:style-name="P5"><text:span text:style-name="T2">En español, </text:span><text:span text:style-name="Strong_20_Emphasis"><text:span text:style-name="T4">gestión de las relaciones con el cliente</text:span></text:span><text:span text:style-name="T2">, podemos definirlo como el conjunto de procedimientos, software, metodologías y modelos de datos que sirven a una Organización a gestionar las relaciones con sus clientes de una manera organizada. Se diseña para poder medir la rentabilidad, los ingresos e incluso la satisfacción de cada uno de los clientes de una organización. Nos permitirá averiguar el potencial de nuestros clientes actuales, detectando en cuáles de ellos podemos incrementar la rentabilidad.</text:span></text:p>
      <text:p text:style-name="P5"><text:span text:style-name="Strong_20_Emphasis"><text:span text:style-name="T4">Oracle, Siebel, Epiphany y Vantive</text:span></text:span><text:span text:style-name="T2"> son fabricantes típicos de </text:span><text:span text:style-name="Strong_20_Emphasis"><text:span text:style-name="T4">soluciones CRM</text:span></text:span><text:span text:style-name="T2"> comerciales.</text:span></text:p>
      <text:p text:style-name="P5"><text:span text:style-name="Strong_20_Emphasis"><text:span text:style-name="T4">Suply Chain Management</text:span></text:span><text:span text:style-name="T2">, o en español la </text:span><text:span text:style-name="Strong_20_Emphasis"><text:span text:style-name="T4">gestión de la cadena de suministro</text:span></text:span><text:span text:style-name="T2"> es el conjunto de funciones, procesos e información que gestionan las relaciones de una organización con sus proveedores, distribuidores y clientes finales con el objeto de incrementar al máximo la productividad de la organización.</text:span></text:p>
      <text:p text:style-name="P5"><text:span text:style-name="T2">Los </text:span><text:span text:style-name="Strong_20_Emphasis"><text:span text:style-name="T4">sistemas EIS (Executive Information Systems) </text:span></text:span><text:span text:style-name="T2">y</text:span><text:span text:style-name="Strong_20_Emphasis"><text:span text:style-name="T2"> </text:span></text:span><text:span text:style-name="Strong_20_Emphasis"><text:span text:style-name="T4">DSS (Decision Support Systems) </text:span></text:span><text:span text:style-name="T2">se encuadran dentro del conjunto de procesos de negocio denominados </text:span><text:span text:style-name="Emphasis"><text:span text:style-name="T2">“de inteligencia de negocio”.</text:span></text:span><text:span text:style-name="T2"> Se trata de procesos orientados a recopilar, analizar y sumarizar información de la empresa con objeto de ayudar a la alta dirección a la toma de decisiones. Los EIS normalmente muestran solo información muy relevante y sintetizada, normalmente mostrando los denominados los indicadores clave del negocio </text:span><text:span text:style-name="Strong_20_Emphasis"><text:span text:style-name="T4">KPI </text:span></text:span><text:span text:style-name="Strong_20_Emphasis"><text:span text:style-name="Emphasis"><text:span text:style-name="T4">(key information indicators).</text:span></text:span></text:span></text:p>
      <text:p text:style-name="P5"><text:span text:style-name="T2">Dentro de los </text:span><text:span text:style-name="Strong_20_Emphasis"><text:span text:style-name="T4">sistemas de información</text:span></text:span><text:span text:style-name="T2"> </text:span><text:span text:style-name="Strong_20_Emphasis"><text:span text:style-name="T4">para la alta dirección</text:span></text:span><text:span text:style-name="T2">, el sistema más de moda hoy en día es el denominado </text:span><text:span text:style-name="Strong_20_Emphasis"><text:span text:style-name="T4">cuadro de mando integral</text:span></text:span><text:span text:style-name="T2">. Este no es más que un corto informe (2 ó 3 páginas como mucho) que presenta de una forma gráfica y muy sumarizada el estado de los principales indicadores de una empresa. Suele actualizarse periódicamente de manera que sea sencillo comprobar la evolución de estos indicadores controlados.</text:span></text:p>
      <text:p text:style-name="P5"><text:span text:style-name="T2">Las </text:span><text:span text:style-name="Strong_20_Emphasis"><text:span text:style-name="T4">DSS</text:span></text:span><text:span text:style-name="T2"> en cambio presentan información mucho más compleja, con información sobre valores actuales y previstos, desviaciones, etc., normalmente en forma de matrices multidimensionales.</text:span></text:p>
      <text:p text:style-name="P5"><text:span text:style-name="T2">Existen </text:span><text:span text:style-name="Strong_20_Emphasis"><text:span text:style-name="T4">herramientas informáticas</text:span></text:span><text:span text:style-name="T2"> especialmente diseñadas para realizar una gestión integral de los recursos humanos de una empresa, incluyendo procesos tales como planificación de la plantilla, selección, reclutamiento, formación, evaluación y administración.</text:span></text:p>
      <text:p text:style-name="P5"><text:span text:style-name="Strong_20_Emphasis"><text:span text:style-name="T4">Meta4 </text:span></text:span><text:span text:style-name="T2">y</text:span><text:span text:style-name="Strong_20_Emphasis"><text:span text:style-name="T2"> </text:span></text:span><text:span text:style-name="Strong_20_Emphasis"><text:span text:style-name="T4">SAPHR</text:span></text:span><text:span text:style-name="T2"> son dos paquetes de </text:span><text:span text:style-name="Strong_20_Emphasis"><text:span text:style-name="T4">software</text:span></text:span><text:span text:style-name="T2"> comerciales que realizan esta función.</text:span></text:p>
      <text:p text:style-name="P2"/>
      <text:p text:style-name="P4"><text:soft-page-break/>Preguntas 1 y 2:</text:p>
      <text:p text:style-name="P4"/>
      <text:p text:style-name="P3"><text:span text:style-name="T6">1.- Sistemas de Procesamiento de Transacciones (TPS), </text:span></text:p>
      <text:p text:style-name="P3"><text:span text:style-name="T6">2.- Los Sistemas de Información de Gestión (MIS), </text:span></text:p>
      <text:p text:style-name="P3"><text:span text:style-name="T6">3.- Los Sistemas de Soporte a la Toma de Decisiones (DSS) </text:span></text:p>
      <text:p text:style-name="P3"><text:span text:style-name="T6">4.- Y los Sistemas de Información Ejecutivos (EIS)</text:span> </text:p>
      <text:p text:style-name="P3"/>
      <text:p text:style-name="P3"/>
      <text:p text:style-name="P3"/>
      <text:p text:style-name="P3">1.- <text:span text:style-name="T9">Sistemas de Procesamiento de Transacciones (TPS)</text:span></text:p>
      <text:p text:style-name="P3"><text:span text:style-name="T9">Recursos: Personal, tpv, datáfono, formación del personal, protocolo de uso</text:span></text:p>
      <text:p text:style-name="P3"><text:span text:style-name="T9"/></text:p>
      <text:p text:style-name="P3"><text:span text:style-name="T9">Entrada: datos de tarjetas bancaria</text:span></text:p>
      <text:p text:style-name="P3"><text:span text:style-name="T9"/></text:p>
      <text:p text:style-name="P3"><text:span text:style-name="T9">Control: verificación de conexión con el banco </text:span></text:p>
      <text:p text:style-name="P3"><text:span text:style-name="T9"/></text:p>
      <text:p text:style-name="P3"><text:span text:style-name="T9">Salida: cargo del importe en cuenta</text:span></text:p>
      <text:p text:style-name="P3"><text:span text:style-name="T9"/></text:p>
      <text:p text:style-name="P3"><text:span text:style-name="T9">proceso: </text:span></text:p>
      <text:p text:style-name="P3"><text:span text:style-name="T9">- </text:span><text:span text:style-name="T10">Se pasa la tarjeta bancaria por el datáfono</text:span></text:p>
      <text:p text:style-name="P3"><text:span text:style-name="T10">- se verifica que la numeración sea correcta</text:span></text:p>
      <text:p text:style-name="P3"><text:span text:style-name="T9">- </text:span><text:span text:style-name="T10">se contacta con el</text:span><text:span text:style-name="T9"> banco</text:span></text:p>
      <text:p text:style-name="P3"><text:span text:style-name="T10"/></text:p>
      <text:p text:style-name="P3"><text:span text:style-name="T9"><text:tab/><text:tab/></text:span></text:p>
      <text:p text:style-name="P3"><text:span text:style-name="T9"/></text:p>
      <text:p text:style-name="P4"><text:span text:style-name="T9">pregunta 3.-</text:span></text:p>
      <text:p text:style-name="P4"><text:span text:style-name="T9"/></text:p>
      <text:p text:style-name="P4"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1T16:51:13.580000000</meta:creation-date>
    <dc:date>2025-05-21T18:55:41.979000000</dc:date>
    <meta:editing-duration>PT1H25M37S</meta:editing-duration>
    <meta:editing-cycles>3</meta:editing-cycles>
    <meta:generator>LibreOffice/24.2.3.2$Windows_X86_64 LibreOffice_project/433d9c2ded56988e8a90e6b2e771ee4e6a5ab2ba</meta:generator>
    <meta:document-statistic meta:table-count="0" meta:image-count="0" meta:object-count="0" meta:page-count="2" meta:paragraph-count="28" meta:word-count="591" meta:character-count="3911" meta:non-whitespace-character-count="3339"/>
  </office:meta>
</office:document-meta>
</file>